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3 年 5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93643" calcext:value-type="float">
            <text:p><text:s text:c="3"/>93,643</text:p>
          </table:table-cell>
          <table:table-cell table:style-name="ce25" office:value-type="float" office:value="3799" calcext:value-type="float">
            <text:p><text:s text:c="3"/>3,799</text:p>
          </table:table-cell>
          <table:table-cell table:style-name="ce25" office:value-type="float" office:value="8740" calcext:value-type="float">
            <text:p><text:s text:c="3"/>8,740</text:p>
          </table:table-cell>
          <table:table-cell table:style-name="ce25" office:value-type="float" office:value="7703" calcext:value-type="float">
            <text:p><text:s text:c="3"/>7,703</text:p>
          </table:table-cell>
          <table:table-cell table:style-name="ce25" office:value-type="float" office:value="3705" calcext:value-type="float">
            <text:p><text:s text:c="3"/>3,705</text:p>
          </table:table-cell>
          <table:table-cell table:style-name="ce25" office:value-type="float" office:value="3387" calcext:value-type="float">
            <text:p><text:s text:c="3"/>3,387</text:p>
          </table:table-cell>
          <table:table-cell table:style-name="ce25" office:value-type="float" office:value="1886" calcext:value-type="float">
            <text:p><text:s text:c="3"/>1,886</text:p>
          </table:table-cell>
          <table:table-cell table:style-name="ce25" office:value-type="float" office:value="3135" calcext:value-type="float">
            <text:p><text:s text:c="3"/>3,135</text:p>
          </table:table-cell>
          <table:table-cell table:style-name="ce25" office:value-type="float" office:value="8915" calcext:value-type="float">
            <text:p><text:s text:c="3"/>8,915</text:p>
          </table:table-cell>
          <table:table-cell table:style-name="ce25" office:value-type="float" office:value="496" calcext:value-type="float">
            <text:p><text:s text:c="3"/>496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4450" calcext:value-type="float">
            <text:p><text:s text:c="3"/>4,450</text:p>
          </table:table-cell>
          <table:table-cell table:style-name="ce25" office:value-type="float" office:value="45757" calcext:value-type="float">
            <text:p><text:s text:c="3"/>45,757</text:p>
          </table:table-cell>
          <table:table-cell table:style-name="ce25" office:value-type="float" office:value="1655" calcext:value-type="float">
            <text:p><text:s text:c="3"/>1,655</text:p>
          </table:table-cell>
          <table:table-cell table:style-name="ce25" office:value-type="float" office:value="15" calcext:value-type="float">
            <text:p><text:s text:c="3"/>15</text:p>
          </table:table-cell>
          <table:table-cell table:style-name="ce25" office:value-type="float" office:value="89887" calcext:value-type="float">
            <text:p><text:s text:c="3"/>89,887</text:p>
          </table:table-cell>
          <table:table-cell table:style-name="ce25" office:value-type="float" office:value="1669" calcext:value-type="float">
            <text:p><text:s text:c="3"/>1,669</text:p>
          </table:table-cell>
          <table:table-cell table:style-name="ce25" office:value-type="float" office:value="9195" calcext:value-type="float">
            <text:p><text:s text:c="3"/>9,195</text:p>
          </table:table-cell>
          <table:table-cell table:style-name="ce25" office:value-type="float" office:value="5525" calcext:value-type="float">
            <text:p><text:s text:c="3"/>5,525</text:p>
          </table:table-cell>
          <table:table-cell table:style-name="ce25" office:value-type="float" office:value="5079" calcext:value-type="float">
            <text:p><text:s text:c="3"/>5,079</text:p>
          </table:table-cell>
          <table:table-cell table:style-name="ce25" office:value-type="float" office:value="4291" calcext:value-type="float">
            <text:p><text:s text:c="3"/>4,291</text:p>
          </table:table-cell>
          <table:table-cell table:style-name="ce25" office:value-type="float" office:value="2320" calcext:value-type="float">
            <text:p><text:s text:c="3"/>2,320</text:p>
          </table:table-cell>
          <table:table-cell table:style-name="ce25" office:value-type="float" office:value="2906" calcext:value-type="float">
            <text:p><text:s text:c="3"/>2,906</text:p>
          </table:table-cell>
          <table:table-cell table:style-name="ce25" office:value-type="float" office:value="8296" calcext:value-type="float">
            <text:p><text:s text:c="3"/>8,296</text:p>
          </table:table-cell>
          <table:table-cell table:style-name="ce25" office:value-type="float" office:value="355" calcext:value-type="float">
            <text:p><text:s text:c="3"/>355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4450" calcext:value-type="float">
            <text:p><text:s text:c="3"/>4,450</text:p>
          </table:table-cell>
          <table:table-cell table:style-name="ce25" office:value-type="float" office:value="45757" calcext:value-type="float">
            <text:p><text:s text:c="3"/>45,757</text:p>
          </table:table-cell>
          <table:table-cell table:style-name="ce25" office:value-type="float" office:value="28" calcext:value-type="float">
            <text:p><text:s text:c="3"/>28</text:p>
          </table:table-cell>
          <table:table-cell table:style-name="ce25" office:value-type="float" office:value="16" calcext:value-type="float">
            <text:p><text:s text:c="3"/>16</text:p>
          </table:table-cell>
          <table:table-cell table:style-name="ce29" office:value-type="float" office:value="3756" calcext:value-type="float">
            <text:p><text:s text:c="3"/>3,756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42743" calcext:value-type="float">
            <text:p><text:s text:c="3"/>42,743</text:p>
          </table:table-cell>
          <table:table-cell table:style-name="ce25" office:value-type="float" office:value="1731" calcext:value-type="float">
            <text:p><text:s text:c="3"/>1,731</text:p>
          </table:table-cell>
          <table:table-cell table:style-name="ce25" office:value-type="float" office:value="4068" calcext:value-type="float">
            <text:p><text:s text:c="3"/>4,068</text:p>
          </table:table-cell>
          <table:table-cell table:style-name="ce25" office:value-type="float" office:value="3631" calcext:value-type="float">
            <text:p><text:s text:c="3"/>3,631</text:p>
          </table:table-cell>
          <table:table-cell table:style-name="ce25" office:value-type="float" office:value="1634" calcext:value-type="float">
            <text:p><text:s text:c="3"/>1,634</text:p>
          </table:table-cell>
          <table:table-cell table:style-name="ce25" office:value-type="float" office:value="1563" calcext:value-type="float">
            <text:p><text:s text:c="3"/>1,563</text:p>
          </table:table-cell>
          <table:table-cell table:style-name="ce25" office:value-type="float" office:value="896" calcext:value-type="float">
            <text:p><text:s text:c="3"/>896</text:p>
          </table:table-cell>
          <table:table-cell table:style-name="ce25" office:value-type="float" office:value="1482" calcext:value-type="float">
            <text:p><text:s text:c="3"/>1,482</text:p>
          </table:table-cell>
          <table:table-cell table:style-name="ce25" office:value-type="float" office:value="4055" calcext:value-type="float">
            <text:p><text:s text:c="3"/>4,055</text:p>
          </table:table-cell>
          <table:table-cell table:style-name="ce25" office:value-type="float" office:value="247" calcext:value-type="float">
            <text:p><text:s text:c="3"/>247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2050" calcext:value-type="float">
            <text:p><text:s text:c="3"/>2,050</text:p>
          </table:table-cell>
          <table:table-cell table:style-name="ce25" office:value-type="float" office:value="20849" calcext:value-type="float">
            <text:p><text:s text:c="3"/>20,849</text:p>
          </table:table-cell>
          <table:table-cell table:style-name="ce25" office:value-type="float" office:value="528" calcext:value-type="float">
            <text:p><text:s text:c="3"/>528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41279" calcext:value-type="float">
            <text:p><text:s text:c="3"/>41,279</text:p>
          </table:table-cell>
          <table:table-cell table:style-name="ce25" office:value-type="float" office:value="788" calcext:value-type="float">
            <text:p><text:s text:c="3"/>788</text:p>
          </table:table-cell>
          <table:table-cell table:style-name="ce25" office:value-type="float" office:value="4264" calcext:value-type="float">
            <text:p><text:s text:c="3"/>4,264</text:p>
          </table:table-cell>
          <table:table-cell table:style-name="ce25" office:value-type="float" office:value="2462" calcext:value-type="float">
            <text:p><text:s text:c="3"/>2,462</text:p>
          </table:table-cell>
          <table:table-cell table:style-name="ce25" office:value-type="float" office:value="2351" calcext:value-type="float">
            <text:p><text:s text:c="3"/>2,351</text:p>
          </table:table-cell>
          <table:table-cell table:style-name="ce25" office:value-type="float" office:value="1971" calcext:value-type="float">
            <text:p><text:s text:c="3"/>1,971</text:p>
          </table:table-cell>
          <table:table-cell table:style-name="ce25" office:value-type="float" office:value="1076" calcext:value-type="float">
            <text:p><text:s text:c="3"/>1,076</text:p>
          </table:table-cell>
          <table:table-cell table:style-name="ce25" office:value-type="float" office:value="1316" calcext:value-type="float">
            <text:p><text:s text:c="3"/>1,316</text:p>
          </table:table-cell>
          <table:table-cell table:style-name="ce25" office:value-type="float" office:value="3945" calcext:value-type="float">
            <text:p><text:s text:c="3"/>3,945</text:p>
          </table:table-cell>
          <table:table-cell table:style-name="ce25" office:value-type="float" office:value="191" calcext:value-type="float">
            <text:p><text:s text:c="3"/>191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2050" calcext:value-type="float">
            <text:p><text:s text:c="3"/>2,050</text:p>
          </table:table-cell>
          <table:table-cell table:style-name="ce25" office:value-type="float" office:value="20849" calcext:value-type="float">
            <text:p><text:s text:c="3"/>20,849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43" office:value-type="float" office:value="1464" calcext:value-type="float">
            <text:p><text:s text:c="3"/>1,46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50900" calcext:value-type="float">
            <text:p><text:s text:c="3"/>50,900</text:p>
          </table:table-cell>
          <table:table-cell table:style-name="ce25" office:value-type="float" office:value="2068" calcext:value-type="float">
            <text:p><text:s text:c="3"/>2,068</text:p>
          </table:table-cell>
          <table:table-cell table:style-name="ce25" office:value-type="float" office:value="4672" calcext:value-type="float">
            <text:p><text:s text:c="3"/>4,672</text:p>
          </table:table-cell>
          <table:table-cell table:style-name="ce25" office:value-type="float" office:value="4072" calcext:value-type="float">
            <text:p><text:s text:c="3"/>4,072</text:p>
          </table:table-cell>
          <table:table-cell table:style-name="ce25" office:value-type="float" office:value="2071" calcext:value-type="float">
            <text:p><text:s text:c="3"/>2,071</text:p>
          </table:table-cell>
          <table:table-cell table:style-name="ce25" office:value-type="float" office:value="1824" calcext:value-type="float">
            <text:p><text:s text:c="3"/>1,824</text:p>
          </table:table-cell>
          <table:table-cell table:style-name="ce25" office:value-type="float" office:value="990" calcext:value-type="float">
            <text:p><text:s text:c="3"/>990</text:p>
          </table:table-cell>
          <table:table-cell table:style-name="ce25" office:value-type="float" office:value="1653" calcext:value-type="float">
            <text:p><text:s text:c="3"/>1,653</text:p>
          </table:table-cell>
          <table:table-cell table:style-name="ce25" office:value-type="float" office:value="4860" calcext:value-type="float">
            <text:p><text:s text:c="3"/>4,860</text:p>
          </table:table-cell>
          <table:table-cell table:style-name="ce25" office:value-type="float" office:value="249" calcext:value-type="float">
            <text:p><text:s text:c="3"/>249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400" calcext:value-type="float">
            <text:p><text:s text:c="3"/>2,400</text:p>
          </table:table-cell>
          <table:table-cell table:style-name="ce25" office:value-type="float" office:value="24908" calcext:value-type="float">
            <text:p><text:s text:c="3"/>24,908</text:p>
          </table:table-cell>
          <table:table-cell table:style-name="ce25" office:value-type="float" office:value="1127" calcext:value-type="float">
            <text:p><text:s text:c="3"/>1,127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48608" calcext:value-type="float">
            <text:p><text:s text:c="3"/>48,608</text:p>
          </table:table-cell>
          <table:table-cell table:style-name="ce25" office:value-type="float" office:value="881" calcext:value-type="float">
            <text:p><text:s text:c="3"/>881</text:p>
          </table:table-cell>
          <table:table-cell table:style-name="ce25" office:value-type="float" office:value="4931" calcext:value-type="float">
            <text:p><text:s text:c="3"/>4,931</text:p>
          </table:table-cell>
          <table:table-cell table:style-name="ce25" office:value-type="float" office:value="3063" calcext:value-type="float">
            <text:p><text:s text:c="3"/>3,063</text:p>
          </table:table-cell>
          <table:table-cell table:style-name="ce25" office:value-type="float" office:value="2728" calcext:value-type="float">
            <text:p><text:s text:c="3"/>2,728</text:p>
          </table:table-cell>
          <table:table-cell table:style-name="ce25" office:value-type="float" office:value="2320" calcext:value-type="float">
            <text:p><text:s text:c="3"/>2,320</text:p>
          </table:table-cell>
          <table:table-cell table:style-name="ce25" office:value-type="float" office:value="1244" calcext:value-type="float">
            <text:p><text:s text:c="3"/>1,244</text:p>
          </table:table-cell>
          <table:table-cell table:style-name="ce25" office:value-type="float" office:value="1590" calcext:value-type="float">
            <text:p><text:s text:c="3"/>1,590</text:p>
          </table:table-cell>
          <table:table-cell table:style-name="ce25" office:value-type="float" office:value="4351" calcext:value-type="float">
            <text:p><text:s text:c="3"/>4,351</text:p>
          </table:table-cell>
          <table:table-cell table:style-name="ce25" office:value-type="float" office:value="164" calcext:value-type="float">
            <text:p><text:s text:c="3"/>164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400" calcext:value-type="float">
            <text:p><text:s text:c="3"/>2,400</text:p>
          </table:table-cell>
          <table:table-cell table:style-name="ce25" office:value-type="float" office:value="24908" calcext:value-type="float">
            <text:p><text:s text:c="3"/>24,908</text:p>
          </table:table-cell>
          <table:table-cell table:style-name="ce25" office:value-type="float" office:value="17" calcext:value-type="float">
            <text:p><text:s text:c="3"/>17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44" office:value-type="float" office:value="2292" calcext:value-type="float">
            <text:p><text:s text:c="3"/>2,29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7532" calcext:value-type="float">
            <text:p>17,532</text:p>
          </table:table-cell>
          <table:table-cell table:style-name="ce26" office:value-type="float" office:value="889" calcext:value-type="float">
            <text:p>88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940" calcext:value-type="float">
            <text:p>4,940</text:p>
          </table:table-cell>
          <table:table-cell table:style-name="ce26" office:value-type="float" office:value="1282" calcext:value-type="float">
            <text:p>1,282</text:p>
          </table:table-cell>
          <table:table-cell table:style-name="ce26" office:value-type="float" office:value="461" calcext:value-type="float">
            <text:p>461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1834" calcext:value-type="float">
            <text:p>1,834</text:p>
          </table:table-cell>
          <table:table-cell table:style-name="ce26" office:value-type="float" office:value="114" calcext:value-type="float">
            <text:p>11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084" calcext:value-type="float">
            <text:p>7,084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6219" calcext:value-type="float">
            <text:p>16,219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423" calcext:value-type="float">
            <text:p>3,423</text:p>
          </table:table-cell>
          <table:table-cell table:style-name="ce26" office:value-type="float" office:value="2065" calcext:value-type="float">
            <text:p>2,065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float" office:value="2076" calcext:value-type="float">
            <text:p>2,076</text:p>
          </table:table-cell>
          <table:table-cell table:style-name="ce26" office:value-type="float" office:value="79" calcext:value-type="float">
            <text:p>7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084" calcext:value-type="float">
            <text:p>7,08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1313" calcext:value-type="float">
            <text:p>1,313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8055" calcext:value-type="float">
            <text:p>8,055</text:p>
          </table:table-cell>
          <table:table-cell table:style-name="ce27" office:value-type="float" office:value="397" calcext:value-type="float">
            <text:p>39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83" calcext:value-type="float">
            <text:p>2,283</text:p>
          </table:table-cell>
          <table:table-cell table:style-name="ce27" office:value-type="float" office:value="556" calcext:value-type="float">
            <text:p>556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869" calcext:value-type="float">
            <text:p>869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68" calcext:value-type="float">
            <text:p>3,268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524" calcext:value-type="float">
            <text:p>7,524</text:p>
          </table:table-cell>
          <table:table-cell table:style-name="ce27" office:value-type="float" office:value="183" calcext:value-type="float">
            <text:p>18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43" calcext:value-type="float">
            <text:p>1,543</text:p>
          </table:table-cell>
          <table:table-cell table:style-name="ce27" office:value-type="float" office:value="946" calcext:value-type="float">
            <text:p>946</text:p>
          </table:table-cell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1020" calcext:value-type="float">
            <text:p>1,020</text:p>
          </table:table-cell>
          <table:table-cell table:style-name="ce27" office:value-type="float" office:value="41" calcext:value-type="float">
            <text:p>4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68" calcext:value-type="float">
            <text:p>3,268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531" calcext:value-type="float">
            <text:p>53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9477" calcext:value-type="float">
            <text:p>9,477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657" calcext:value-type="float">
            <text:p>2,657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965" calcext:value-type="float">
            <text:p>965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816" calcext:value-type="float">
            <text:p>3,816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695" calcext:value-type="float">
            <text:p>8,695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1119" calcext:value-type="float">
            <text:p>1,119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056" calcext:value-type="float">
            <text:p>1,056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816" calcext:value-type="float">
            <text:p>3,81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782" calcext:value-type="float">
            <text:p>78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1531" calcext:value-type="float">
            <text:p>11,531</text:p>
          </table:table-cell>
          <table:table-cell table:style-name="ce26" office:value-type="float" office:value="1081" calcext:value-type="float">
            <text:p>1,081</text:p>
          </table:table-cell>
          <table:table-cell table:style-name="ce26" office:value-type="float" office:value="3423" calcext:value-type="float">
            <text:p>3,42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970" calcext:value-type="float">
            <text:p>970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643" calcext:value-type="float">
            <text:p>4,643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733" calcext:value-type="float">
            <text:p>12,733</text:p>
          </table:table-cell>
          <table:table-cell table:style-name="ce26" office:value-type="float" office:value="382" calcext:value-type="float">
            <text:p>382</text:p>
          </table:table-cell>
          <table:table-cell table:style-name="ce26" office:value-type="float" office:value="4940" calcext:value-type="float">
            <text:p>4,94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46" calcext:value-type="float">
            <text:p>846</text:p>
          </table:table-cell>
          <table:table-cell table:style-name="ce26" office:value-type="float" office:value="337" calcext:value-type="float">
            <text:p>337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643" calcext:value-type="float">
            <text:p>4,64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1202" calcext:value-type="float">
            <text:p><text:s/>－1,202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261" calcext:value-type="float">
            <text:p>5,261</text:p>
          </table:table-cell>
          <table:table-cell table:style-name="ce27" office:value-type="float" office:value="501" calcext:value-type="float">
            <text:p>501</text:p>
          </table:table-cell>
          <table:table-cell table:style-name="ce27" office:value-type="float" office:value="1543" calcext:value-type="float">
            <text:p>1,54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3" calcext:value-type="float">
            <text:p>193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431" calcext:value-type="float">
            <text:p>431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92" calcext:value-type="float">
            <text:p>2,192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991" calcext:value-type="float">
            <text:p>5,991</text:p>
          </table:table-cell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2283" calcext:value-type="float">
            <text:p>2,28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94" calcext:value-type="float">
            <text:p>394</text:p>
          </table:table-cell>
          <table:table-cell table:style-name="ce27" office:value-type="float" office:value="166" calcext:value-type="float">
            <text:p>166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579" calcext:value-type="float">
            <text:p>579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92" calcext:value-type="float">
            <text:p>2,19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730" calcext:value-type="float">
            <text:p><text:s/>－73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6270" calcext:value-type="float">
            <text:p>6,270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51" calcext:value-type="float">
            <text:p>2,451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742" calcext:value-type="float">
            <text:p>6,742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657" calcext:value-type="float">
            <text:p>2,65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51" calcext:value-type="float">
            <text:p>2,45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-472" calcext:value-type="float">
            <text:p><text:s/>－472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645" calcext:value-type="float">
            <text:p>10,645</text:p>
          </table:table-cell>
          <table:table-cell table:style-name="ce26" office:value-type="float" office:value="342" calcext:value-type="float">
            <text:p>342</text:p>
          </table:table-cell>
          <table:table-cell table:style-name="ce26" office:value-type="float" office:value="2065" calcext:value-type="float">
            <text:p>2,065</text:p>
          </table:table-cell>
          <table:table-cell table:style-name="ce26" office:value-type="float" office:value="846" calcext:value-type="float">
            <text:p>84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1325" calcext:value-type="float">
            <text:p>1,325</text:p>
          </table:table-cell>
          <table:table-cell table:style-name="ce26" office:value-type="float" office:value="94" calcext:value-type="float">
            <text:p>9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020" calcext:value-type="float">
            <text:p>5,020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898" calcext:value-type="float">
            <text:p>8,898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1282" calcext:value-type="float">
            <text:p>1,282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77" calcext:value-type="float">
            <text:p>277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1275" calcext:value-type="float">
            <text:p>1,275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020" calcext:value-type="float">
            <text:p>5,02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1747" calcext:value-type="float">
            <text:p>1,747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890" calcext:value-type="float">
            <text:p>4,890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946" calcext:value-type="float">
            <text:p>946</text:p>
          </table:table-cell>
          <table:table-cell table:style-name="ce27" office:value-type="float" office:value="394" calcext:value-type="float">
            <text:p>39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624" calcext:value-type="float">
            <text:p>624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25" calcext:value-type="float">
            <text:p>2,325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043" calcext:value-type="float">
            <text:p>4,043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556" calcext:value-type="float">
            <text:p>556</text:p>
          </table:table-cell>
          <table:table-cell table:style-name="ce27" office:value-type="float" office:value="193" calcext:value-type="float">
            <text:p>19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575" calcext:value-type="float">
            <text:p>575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25" calcext:value-type="float">
            <text:p>2,3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847" calcext:value-type="float">
            <text:p>84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755" calcext:value-type="float">
            <text:p>5,755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119" calcext:value-type="float">
            <text:p>1,119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95" calcext:value-type="float">
            <text:p>2,695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855" calcext:value-type="float">
            <text:p>4,855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95" calcext:value-type="float">
            <text:p>2,69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900" calcext:value-type="float">
            <text:p>900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2807" calcext:value-type="float">
            <text:p>12,807</text:p>
          </table:table-cell>
          <table:table-cell table:style-name="ce26" office:value-type="float" office:value="362" calcext:value-type="float">
            <text:p>362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37" calcext:value-type="float">
            <text:p>337</text:p>
          </table:table-cell>
          <table:table-cell table:style-name="ce26" office:value-type="float" office:value="277" calcext:value-type="float">
            <text:p>27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2582" calcext:value-type="float">
            <text:p>2,582</text:p>
          </table:table-cell>
          <table:table-cell table:style-name="ce26" office:value-type="float" office:value="51" calcext:value-type="float">
            <text:p>5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944" calcext:value-type="float">
            <text:p>7,944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505" calcext:value-type="float">
            <text:p>11,505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461" calcext:value-type="float">
            <text:p>461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1822" calcext:value-type="float">
            <text:p>1,822</text:p>
          </table:table-cell>
          <table:table-cell table:style-name="ce26" office:value-type="float" office:value="49" calcext:value-type="float">
            <text:p>4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944" calcext:value-type="float">
            <text:p>7,94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1302" calcext:value-type="float">
            <text:p>1,302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734" calcext:value-type="float">
            <text:p>5,734</text:p>
          </table:table-cell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166" calcext:value-type="float">
            <text:p>166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59" calcext:value-type="float">
            <text:p>159</text:p>
          </table:table-cell>
          <table:table-cell table:style-name="ce27" office:value-type="float" office:value="1171" calcext:value-type="float">
            <text:p>1,171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510" calcext:value-type="float">
            <text:p>3,510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159" calcext:value-type="float">
            <text:p>5,159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819" calcext:value-type="float">
            <text:p>819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510" calcext:value-type="float">
            <text:p>3,51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575" calcext:value-type="float">
            <text:p>57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073" calcext:value-type="float">
            <text:p>7,073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411" calcext:value-type="float">
            <text:p>1,411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434" calcext:value-type="float">
            <text:p>4,434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346" calcext:value-type="float">
            <text:p>6,346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003" calcext:value-type="float">
            <text:p>1,003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434" calcext:value-type="float">
            <text:p>4,43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727" calcext:value-type="float">
            <text:p>72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570" calcext:value-type="float">
            <text:p>6,570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45" calcext:value-type="float">
            <text:p>645</text:p>
          </table:table-cell>
          <table:table-cell table:style-name="ce26" office:value-type="float" office:value="818" calcext:value-type="float">
            <text:p>818</text:p>
          </table:table-cell>
          <table:table-cell table:style-name="ce26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85" calcext:value-type="float">
            <text:p>3,985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975" calcext:value-type="float">
            <text:p>5,975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33" calcext:value-type="float">
            <text:p>533</text:p>
          </table:table-cell>
          <table:table-cell table:style-name="ce26" office:value-type="float" office:value="555" calcext:value-type="float">
            <text:p>555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85" calcext:value-type="float">
            <text:p>3,985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45" office:value-type="float" office:value="595" calcext:value-type="float">
            <text:p>595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984" calcext:value-type="float">
            <text:p>2,984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7" calcext:value-type="float">
            <text:p>297</text:p>
          </table:table-cell>
          <table:table-cell table:style-name="ce27" office:value-type="float" office:value="363" calcext:value-type="float">
            <text:p>363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92" calcext:value-type="float">
            <text:p>1,792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737" calcext:value-type="float">
            <text:p>2,73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47" calcext:value-type="float">
            <text:p>247</text:p>
          </table:table-cell>
          <table:table-cell table:style-name="ce27" office:value-type="float" office:value="283" calcext:value-type="float">
            <text:p>283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92" calcext:value-type="float">
            <text:p>1,79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247" calcext:value-type="float">
            <text:p>24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586" calcext:value-type="float">
            <text:p>3,58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35" calcext:value-type="float">
            <text:p>135</text:p>
          </table:table-cell>
          <table:table-cell table:number-columns-repeated="2" table:style-name="ce28" office:value-type="float" office:value="89" calcext:value-type="float">
            <text:p>89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93" calcext:value-type="float">
            <text:p>2,193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38" calcext:value-type="float">
            <text:p>3,238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93" calcext:value-type="float">
            <text:p>2,19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348" calcext:value-type="float">
            <text:p>348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573" calcext:value-type="float">
            <text:p>10,573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533" calcext:value-type="float">
            <text:p>53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03" calcext:value-type="float">
            <text:p>1,303</text:p>
          </table:table-cell>
          <table:table-cell table:style-name="ce26" office:value-type="float" office:value="58" calcext:value-type="float">
            <text:p>5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144" calcext:value-type="float">
            <text:p>7,144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436" calcext:value-type="float">
            <text:p>10,436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645" calcext:value-type="float">
            <text:p>64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20" calcext:value-type="float">
            <text:p>1,320</text:p>
          </table:table-cell>
          <table:table-cell table:style-name="ce26" office:value-type="float" office:value="41" calcext:value-type="float">
            <text:p>4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144" calcext:value-type="float">
            <text:p>7,144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137" calcext:value-type="float">
            <text:p>137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708" calcext:value-type="float">
            <text:p>4,708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247" calcext:value-type="float">
            <text:p>24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55" calcext:value-type="float">
            <text:p>555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74" calcext:value-type="float">
            <text:p>3,17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726" calcext:value-type="float">
            <text:p>4,726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59" calcext:value-type="float">
            <text:p>159</text:p>
          </table:table-cell>
          <table:table-cell table:style-name="ce27" office:value-type="float" office:value="297" calcext:value-type="float">
            <text:p>29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10" calcext:value-type="float">
            <text:p>610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74" calcext:value-type="float">
            <text:p>3,17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18" calcext:value-type="float">
            <text:p><text:s/>－18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5865" calcext:value-type="float">
            <text:p>5,865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970" calcext:value-type="float">
            <text:p>3,970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710" calcext:value-type="float">
            <text:p>5,710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970" calcext:value-type="float">
            <text:p>3,97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55" calcext:value-type="float">
            <text:p>155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3411" calcext:value-type="float">
            <text:p><text:s text:c="3"/>23,411</text:p>
          </table:table-cell>
          <table:table-cell table:style-name="ce29" office:value-type="float" office:value="574" calcext:value-type="float">
            <text:p><text:s text:c="3"/>574</text:p>
          </table:table-cell>
          <table:table-cell table:style-name="ce29" office:value-type="float" office:value="2076" calcext:value-type="float">
            <text:p><text:s text:c="3"/>2,076</text:p>
          </table:table-cell>
          <table:table-cell table:style-name="ce29" office:value-type="float" office:value="1140" calcext:value-type="float">
            <text:p><text:s text:c="3"/>1,140</text:p>
          </table:table-cell>
          <table:table-cell table:style-name="ce29" office:value-type="float" office:value="1275" calcext:value-type="float">
            <text:p><text:s text:c="3"/>1,275</text:p>
          </table:table-cell>
          <table:table-cell table:style-name="ce29" office:value-type="float" office:value="1822" calcext:value-type="float">
            <text:p><text:s text:c="3"/>1,822</text:p>
          </table:table-cell>
          <table:table-cell table:style-name="ce29" office:value-type="float" office:value="555" calcext:value-type="float">
            <text:p><text:s text:c="3"/>555</text:p>
          </table:table-cell>
          <table:table-cell table:style-name="ce29" office:value-type="float" office:value="1320" calcext:value-type="float">
            <text:p><text:s text:c="3"/>1,320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08" calcext:value-type="float">
            <text:p><text:s text:c="3"/>108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448" calcext:value-type="float">
            <text:p><text:s text:c="3"/>4,448</text:p>
          </table:table-cell>
          <table:table-cell table:style-name="ce29" office:value-type="float" office:value="9747" calcext:value-type="float">
            <text:p><text:s text:c="3"/>9,747</text:p>
          </table:table-cell>
          <table:table-cell table:style-name="ce29" office:value-type="float" office:value="341" calcext:value-type="float">
            <text:p><text:s text:c="3"/>341</text:p>
          </table:table-cell>
          <table:table-cell table:style-name="ce29" office:value-type="float" office:value="5" calcext:value-type="float">
            <text:p><text:s text:c="3"/>5</text:p>
          </table:table-cell>
          <table:table-cell table:style-name="ce29" office:value-type="float" office:value="23431" calcext:value-type="float">
            <text:p><text:s text:c="3"/>23,431</text:p>
          </table:table-cell>
          <table:table-cell table:style-name="ce29" office:value-type="float" office:value="310" calcext:value-type="float">
            <text:p><text:s text:c="3"/>310</text:p>
          </table:table-cell>
          <table:table-cell table:style-name="ce29" office:value-type="float" office:value="1834" calcext:value-type="float">
            <text:p><text:s text:c="3"/>1,834</text:p>
          </table:table-cell>
          <table:table-cell table:style-name="ce29" office:value-type="float" office:value="970" calcext:value-type="float">
            <text:p><text:s text:c="3"/>970</text:p>
          </table:table-cell>
          <table:table-cell table:style-name="ce29" office:value-type="float" office:value="1325" calcext:value-type="float">
            <text:p><text:s text:c="3"/>1,325</text:p>
          </table:table-cell>
          <table:table-cell table:style-name="ce29" office:value-type="float" office:value="2582" calcext:value-type="float">
            <text:p><text:s text:c="3"/>2,582</text:p>
          </table:table-cell>
          <table:table-cell table:style-name="ce29" office:value-type="float" office:value="818" calcext:value-type="float">
            <text:p><text:s text:c="3"/>818</text:p>
          </table:table-cell>
          <table:table-cell table:style-name="ce29" office:value-type="float" office:value="1303" calcext:value-type="float">
            <text:p><text:s text:c="3"/>1,303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83" calcext:value-type="float">
            <text:p><text:s text:c="3"/>83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448" calcext:value-type="float">
            <text:p><text:s text:c="3"/>4,448</text:p>
          </table:table-cell>
          <table:table-cell table:style-name="ce29" office:value-type="float" office:value="9747" calcext:value-type="float">
            <text:p><text:s text:c="3"/>9,747</text:p>
          </table:table-cell>
          <table:table-cell table:style-name="ce29" office:value-type="float" office:value="6" calcext:value-type="float">
            <text:p><text:s text:c="3"/>6</text:p>
          </table:table-cell>
          <table:table-cell table:style-name="ce26" office:value-type="float" office:value="5" calcext:value-type="float">
            <text:p>5</text:p>
          </table:table-cell>
          <table:table-cell table:style-name="ce45" office:value-type="float" office:value="-20" calcext:value-type="float">
            <text:p><text:s/>－20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0795" calcext:value-type="float">
            <text:p><text:s text:c="3"/>10,795</text:p>
          </table:table-cell>
          <table:table-cell table:style-name="ce30" office:value-type="float" office:value="251" calcext:value-type="float">
            <text:p><text:s text:c="3"/>251</text:p>
          </table:table-cell>
          <table:table-cell table:style-name="ce30" office:value-type="float" office:value="1020" calcext:value-type="float">
            <text:p><text:s text:c="3"/>1,020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30" office:value-type="float" office:value="575" calcext:value-type="float">
            <text:p><text:s text:c="3"/>575</text:p>
          </table:table-cell>
          <table:table-cell table:style-name="ce30" office:value-type="float" office:value="819" calcext:value-type="float">
            <text:p><text:s text:c="3"/>819</text:p>
          </table:table-cell>
          <table:table-cell table:style-name="ce30" office:value-type="float" office:value="283" calcext:value-type="float">
            <text:p><text:s text:c="3"/>283</text:p>
          </table:table-cell>
          <table:table-cell table:style-name="ce30" office:value-type="float" office:value="610" calcext:value-type="float">
            <text:p><text:s text:c="3"/>61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9" calcext:value-type="float">
            <text:p><text:s text:c="3"/>5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2048" calcext:value-type="float">
            <text:p><text:s text:c="3"/>2,048</text:p>
          </table:table-cell>
          <table:table-cell table:style-name="ce30" office:value-type="float" office:value="4476" calcext:value-type="float">
            <text:p><text:s text:c="3"/>4,476</text:p>
          </table:table-cell>
          <table:table-cell table:style-name="ce30" office:value-type="float" office:value="75" calcext:value-type="float">
            <text:p><text:s text:c="3"/>75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10737" calcext:value-type="float">
            <text:p><text:s text:c="3"/>10,737</text:p>
          </table:table-cell>
          <table:table-cell table:style-name="ce30" office:value-type="float" office:value="151" calcext:value-type="float">
            <text:p><text:s text:c="3"/>151</text:p>
          </table:table-cell>
          <table:table-cell table:style-name="ce30" office:value-type="float" office:value="869" calcext:value-type="float">
            <text:p><text:s text:c="3"/>869</text:p>
          </table:table-cell>
          <table:table-cell table:style-name="ce30" office:value-type="float" office:value="431" calcext:value-type="float">
            <text:p><text:s text:c="3"/>431</text:p>
          </table:table-cell>
          <table:table-cell table:style-name="ce30" office:value-type="float" office:value="624" calcext:value-type="float">
            <text:p><text:s text:c="3"/>624</text:p>
          </table:table-cell>
          <table:table-cell table:style-name="ce30" office:value-type="float" office:value="1171" calcext:value-type="float">
            <text:p><text:s text:c="3"/>1,171</text:p>
          </table:table-cell>
          <table:table-cell table:style-name="ce30" office:value-type="float" office:value="363" calcext:value-type="float">
            <text:p><text:s text:c="3"/>363</text:p>
          </table:table-cell>
          <table:table-cell table:style-name="ce30" office:value-type="float" office:value="555" calcext:value-type="float">
            <text:p><text:s text:c="3"/>555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42" calcext:value-type="float">
            <text:p><text:s text:c="3"/>42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2048" calcext:value-type="float">
            <text:p><text:s text:c="3"/>2,048</text:p>
          </table:table-cell>
          <table:table-cell table:style-name="ce30" office:value-type="float" office:value="4476" calcext:value-type="float">
            <text:p><text:s text:c="3"/>4,476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27" office:value-type="float" office:value="4" calcext:value-type="float">
            <text:p>4</text:p>
          </table:table-cell>
          <table:table-cell table:style-name="ce46" office:value-type="float" office:value="58" calcext:value-type="float">
            <text:p>5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2616" calcext:value-type="float">
            <text:p><text:s text:c="3"/>12,616</text:p>
          </table:table-cell>
          <table:table-cell table:style-name="ce31" office:value-type="float" office:value="323" calcext:value-type="float">
            <text:p><text:s text:c="3"/>323</text:p>
          </table:table-cell>
          <table:table-cell table:style-name="ce31" office:value-type="float" office:value="1056" calcext:value-type="float">
            <text:p><text:s text:c="3"/>1,056</text:p>
          </table:table-cell>
          <table:table-cell table:style-name="ce31" office:value-type="float" office:value="561" calcext:value-type="float">
            <text:p><text:s text:c="3"/>561</text:p>
          </table:table-cell>
          <table:table-cell table:style-name="ce31" office:value-type="float" office:value="700" calcext:value-type="float">
            <text:p><text:s text:c="3"/>700</text:p>
          </table:table-cell>
          <table:table-cell table:style-name="ce31" office:value-type="float" office:value="1003" calcext:value-type="float">
            <text:p><text:s text:c="3"/>1,003</text:p>
          </table:table-cell>
          <table:table-cell table:style-name="ce31" office:value-type="float" office:value="272" calcext:value-type="float">
            <text:p><text:s text:c="3"/>272</text:p>
          </table:table-cell>
          <table:table-cell table:style-name="ce31" office:value-type="float" office:value="710" calcext:value-type="float">
            <text:p><text:s text:c="3"/>71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9" calcext:value-type="float">
            <text:p><text:s text:c="3"/>4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400" calcext:value-type="float">
            <text:p><text:s text:c="3"/>2,400</text:p>
          </table:table-cell>
          <table:table-cell table:style-name="ce31" office:value-type="float" office:value="5271" calcext:value-type="float">
            <text:p><text:s text:c="3"/>5,271</text:p>
          </table:table-cell>
          <table:table-cell table:style-name="ce31" office:value-type="float" office:value="266" calcext:value-type="float">
            <text:p><text:s text:c="3"/>266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31" office:value-type="float" office:value="12694" calcext:value-type="float">
            <text:p><text:s text:c="3"/>12,694</text:p>
          </table:table-cell>
          <table:table-cell table:style-name="ce31" office:value-type="float" office:value="159" calcext:value-type="float">
            <text:p><text:s text:c="3"/>159</text:p>
          </table:table-cell>
          <table:table-cell table:style-name="ce31" office:value-type="float" office:value="965" calcext:value-type="float">
            <text:p><text:s text:c="3"/>965</text:p>
          </table:table-cell>
          <table:table-cell table:style-name="ce31" office:value-type="float" office:value="539" calcext:value-type="float">
            <text:p><text:s text:c="3"/>539</text:p>
          </table:table-cell>
          <table:table-cell table:style-name="ce31" office:value-type="float" office:value="701" calcext:value-type="float">
            <text:p><text:s text:c="3"/>701</text:p>
          </table:table-cell>
          <table:table-cell table:style-name="ce31" office:value-type="float" office:value="1411" calcext:value-type="float">
            <text:p><text:s text:c="3"/>1,411</text:p>
          </table:table-cell>
          <table:table-cell table:style-name="ce31" office:value-type="float" office:value="455" calcext:value-type="float">
            <text:p><text:s text:c="3"/>455</text:p>
          </table:table-cell>
          <table:table-cell table:style-name="ce31" office:value-type="float" office:value="748" calcext:value-type="float">
            <text:p><text:s text:c="3"/>748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1" calcext:value-type="float">
            <text:p><text:s text:c="3"/>4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400" calcext:value-type="float">
            <text:p><text:s text:c="3"/>2,400</text:p>
          </table:table-cell>
          <table:table-cell table:style-name="ce31" office:value-type="float" office:value="5271" calcext:value-type="float">
            <text:p><text:s text:c="3"/>5,271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78" calcext:value-type="float">
            <text:p><text:s/>－7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76" calcext:value-type="float">
            <text:p>2,17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203" calcext:value-type="float">
            <text:p>1,20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927" calcext:value-type="float">
            <text:p>1,92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203" calcext:value-type="float">
            <text:p>1,20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249" calcext:value-type="float">
            <text:p>24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29" calcext:value-type="float">
            <text:p>1,02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35" calcext:value-type="float">
            <text:p>93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94" calcext:value-type="float">
            <text:p>9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47" calcext:value-type="float">
            <text:p>1,14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92" calcext:value-type="float">
            <text:p>99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624" calcext:value-type="float">
            <text:p>62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55" calcext:value-type="float">
            <text:p>15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584" calcext:value-type="float">
            <text:p>2,58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92" calcext:value-type="float">
            <text:p>792</text:p>
          </table:table-cell>
          <table:table-cell table:style-name="ce32" office:value-type="float" office:value="696" calcext:value-type="float">
            <text:p>69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57" calcext:value-type="float">
            <text:p>1,85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696" calcext:value-type="float">
            <text:p>69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27" calcext:value-type="float">
            <text:p>72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332" calcext:value-type="float">
            <text:p>33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92" calcext:value-type="float">
            <text:p>39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35" calcext:value-type="float">
            <text:p>1,33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364" calcext:value-type="float">
            <text:p>36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00" calcext:value-type="float">
            <text:p>1,00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57" calcext:value-type="float">
            <text:p>57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364" calcext:value-type="float">
            <text:p>36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35" calcext:value-type="float">
            <text:p>33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37" calcext:value-type="float">
            <text:p>1,73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649" calcext:value-type="float">
            <text:p>64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12" calcext:value-type="float">
            <text:p>1,61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649" calcext:value-type="float">
            <text:p>64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125" calcext:value-type="float">
            <text:p>12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297" calcext:value-type="float">
            <text:p>29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8" office:value-type="float" office:value="108" calcext:value-type="float">
            <text:p>10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98" calcext:value-type="float">
            <text:p>89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81" calcext:value-type="float">
            <text:p>88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7" calcext:value-type="float">
            <text:p>1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650" calcext:value-type="float">
            <text:p>2,650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1444" calcext:value-type="float">
            <text:p>1,44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617" calcext:value-type="float">
            <text:p>3,61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921" calcext:value-type="float">
            <text:p>921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47" calcext:value-type="float">
            <text:p>547</text:p>
          </table:table-cell>
          <table:table-cell table:style-name="ce32" office:value-type="float" office:value="1444" calcext:value-type="float">
            <text:p>1,4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967" calcext:value-type="float">
            <text:p><text:s/>－96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78" calcext:value-type="float">
            <text:p>1,17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88" calcext:value-type="float">
            <text:p>88</text:p>
          </table:table-cell>
          <table:table-cell table:number-columns-repeated="2" table:style-name="ce33" office:value-type="float" office:value="55" calcext:value-type="float">
            <text:p>55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446" calcext:value-type="float">
            <text:p><text:s/>－44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472" calcext:value-type="float">
            <text:p>1,47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799" calcext:value-type="float">
            <text:p>79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993" calcext:value-type="float">
            <text:p>1,99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96" calcext:value-type="float">
            <text:p>496</text:p>
          </table:table-cell>
          <table:table-cell table:number-columns-repeated="2" table:style-name="ce34" office:value-type="float" office:value="70" calcext:value-type="float">
            <text:p>7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799" calcext:value-type="float">
            <text:p>79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21" calcext:value-type="float">
            <text:p><text:s/>－52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95" calcext:value-type="float">
            <text:p>1,29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43" calcext:value-type="float">
            <text:p>1,44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465" calcext:value-type="float">
            <text:p>46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48" calcext:value-type="float">
            <text:p><text:s/>－148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2" table:style-name="ce33" office:value-type="float" office:value="13" calcext:value-type="float">
            <text:p>13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234" calcext:value-type="float">
            <text:p>23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3" calcext:value-type="float">
            <text:p><text:s/>－6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231" calcext:value-type="float">
            <text:p>23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85" calcext:value-type="float">
            <text:p><text:s/>－8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40" calcext:value-type="float">
            <text:p>2,14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763" calcext:value-type="float">
            <text:p>76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27" calcext:value-type="float">
            <text:p>1,92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763" calcext:value-type="float">
            <text:p>76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13" calcext:value-type="float">
            <text:p>21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346" calcext:value-type="float">
            <text:p>34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" calcext:value-type="float">
            <text:p>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55" calcext:value-type="float">
            <text:p>1,25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48" calcext:value-type="float">
            <text:p>1,04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417" calcext:value-type="float">
            <text:p>41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207" calcext:value-type="float">
            <text:p>207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88" calcext:value-type="float">
            <text:p>1,288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2" table:style-name="ce32" office:value-type="float" office:value="83" calcext:value-type="float">
            <text:p>83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71" calcext:value-type="float">
            <text:p>1,47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46" calcext:value-type="float">
            <text:p>546</text:p>
          </table:table-cell>
          <table:table-cell table:style-name="ce32" office:value-type="float" office:value="378" calcext:value-type="float">
            <text:p>37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83" calcext:value-type="float">
            <text:p><text:s/>－18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63" calcext:value-type="float">
            <text:p>56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161" calcext:value-type="float">
            <text:p>16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0" calcext:value-type="float">
            <text:p><text:s/>－7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25" calcext:value-type="float">
            <text:p>72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3" calcext:value-type="float">
            <text:p>5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38" calcext:value-type="float">
            <text:p>83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217" calcext:value-type="float">
            <text:p>21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13" calcext:value-type="float">
            <text:p><text:s/>－11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449" calcext:value-type="float">
            <text:p>2,44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84" calcext:value-type="float">
            <text:p>58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211" calcext:value-type="float">
            <text:p>1,21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69" calcext:value-type="float">
            <text:p>2,56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611" calcext:value-type="float">
            <text:p>6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1211" calcext:value-type="float">
            <text:p>1,21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20" calcext:value-type="float">
            <text:p><text:s/>－12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10" calcext:value-type="float">
            <text:p>1,11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22" calcext:value-type="float">
            <text:p>1,12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12" calcext:value-type="float">
            <text:p><text:s/>－1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39" calcext:value-type="float">
            <text:p>1,33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667" calcext:value-type="float">
            <text:p>66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47" calcext:value-type="float">
            <text:p>1,44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667" calcext:value-type="float">
            <text:p>66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108" calcext:value-type="float">
            <text:p><text:s/>－10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76" calcext:value-type="float">
            <text:p>67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04" calcext:value-type="float">
            <text:p>70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28" calcext:value-type="float">
            <text:p><text:s/>－2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36" calcext:value-type="float">
            <text:p>13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19" calcext:value-type="float">
            <text:p><text:s/>－1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139" calcext:value-type="float">
            <text:p>13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9" calcext:value-type="float">
            <text:p><text:s/>－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52" calcext:value-type="float">
            <text:p>1,25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722" calcext:value-type="float">
            <text:p>72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31" calcext:value-type="float">
            <text:p>1,43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722" calcext:value-type="float">
            <text:p>72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79" calcext:value-type="float">
            <text:p><text:s/>－17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303" calcext:value-type="float">
            <text:p>30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06" calcext:value-type="float">
            <text:p><text:s/>－10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5" calcext:value-type="float">
            <text:p>79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419" calcext:value-type="float">
            <text:p>41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73" calcext:value-type="float">
            <text:p><text:s/>－7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48" calcext:value-type="float">
            <text:p>44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07" calcext:value-type="float">
            <text:p>10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65" calcext:value-type="float">
            <text:p>6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64" calcext:value-type="float">
            <text:p>6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5" calcext:value-type="float">
            <text:p>4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3" calcext:value-type="float">
            <text:p>4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0" calcext:value-type="float">
            <text:p>2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18" calcext:value-type="float">
            <text:p>1,71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810" calcext:value-type="float">
            <text:p>81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05" calcext:value-type="float">
            <text:p>1,60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810" calcext:value-type="float">
            <text:p>8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113" calcext:value-type="float">
            <text:p>11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71" calcext:value-type="float">
            <text:p>37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3" calcext:value-type="float">
            <text:p>5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24" calcext:value-type="float">
            <text:p>92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39" calcext:value-type="float">
            <text:p>43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64" calcext:value-type="float">
            <text:p>86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39" calcext:value-type="float">
            <text:p>4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60" calcext:value-type="float">
            <text:p>6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11" calcext:value-type="float">
            <text:p>2,01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739" calcext:value-type="float">
            <text:p>73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00" calcext:value-type="float">
            <text:p>1,90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78" calcext:value-type="float">
            <text:p>678</text:p>
          </table:table-cell>
          <table:table-cell table:style-name="ce32" office:value-type="float" office:value="739" calcext:value-type="float">
            <text:p>73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11" calcext:value-type="float">
            <text:p>11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336" calcext:value-type="float">
            <text:p>33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96" calcext:value-type="float">
            <text:p>9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39" calcext:value-type="float">
            <text:p>1,03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24" calcext:value-type="float">
            <text:p>1,02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403" calcext:value-type="float">
            <text:p>40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5" calcext:value-type="float">
            <text:p>1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87" calcext:value-type="float">
            <text:p>98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1" calcext:value-type="float">
            <text:p>411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85" calcext:value-type="float">
            <text:p>98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285" calcext:value-type="float">
            <text:p>28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" calcext:value-type="float">
            <text:p>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28" calcext:value-type="float">
            <text:p>12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0" calcext:value-type="float">
            <text:p><text:s/>－2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46" calcext:value-type="float">
            <text:p>54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24" calcext:value-type="float">
            <text:p>52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2" calcext:value-type="float">
            <text:p>2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574" calcext:value-type="float">
            <text:p>574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83" calcext:value-type="float">
            <text:p>8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108" calcext:value-type="float">
            <text:p>10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90" calcext:value-type="float">
            <text:p>19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-116" calcext:value-type="float">
            <text:p><text:s/>－116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16" calcext:value-type="float">
            <text:p>31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62" calcext:value-type="float">
            <text:p>36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12" calcext:value-type="float">
            <text:p>11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46" calcext:value-type="float">
            <text:p><text:s/>－4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70" calcext:value-type="float">
            <text:p><text:s/>－7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65" calcext:value-type="float">
            <text:p>6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83" calcext:value-type="float">
            <text:p>83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79" calcext:value-type="float">
            <text:p>17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00" calcext:value-type="float">
            <text:p><text:s/>－10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03" calcext:value-type="float">
            <text:p>10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9" calcext:value-type="float">
            <text:p><text:s/>－3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1" calcext:value-type="float">
            <text:p>4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76" calcext:value-type="float">
            <text:p>7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1" calcext:value-type="float">
            <text:p><text:s/>－6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6" calcext:value-type="float">
            <text:p><text:s/>－1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" calcext:value-type="float">
            <text:p><text:s/>－7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9" calcext:value-type="float">
            <text:p><text:s/>－9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